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MONITOR</text:p>
      <text:p text:style-name="Standard">Metodi:</text:p>
      <text:list xml:id="list35308162" text:style-name="L1">
        <text:list-item>
          <text:p text:style-name="P1">getClassifica //ritorna la classifica della gara</text:p>
        </text:list-item>
        <text:list-item>
          <text:p text:style-name="P1">getMeteo //ritorna le condizioni meteo</text:p>
        </text:list-item>
        <text:list-item>
          <text:p text:style-name="P1">getInforGara //ritorna le informazioni statiche della gara (nome circuito, numero partecipanti, griglia di partenza...)</text:p>
        </text:list-item>
      </text:list>
      <text:p text:style-name="Standard"/>
      <text:p text:style-name="Standard">Classi derivate</text:p>
      <text:p text:style-name="Standard"/>
      <text:p text:style-name="Standard">Classe monitorTV</text:p>
      <text:p text:style-name="Standard">metodi aggiuntivi:</text:p>
      <text:list xml:id="list35314667" text:style-name="L2">
        <text:list-item>
          <text:p text:style-name="P2">getBest /ritorna le migliori prestazioni (lap, sector, ..)</text:p>
        </text:list-item>
      </text:list>
      <text:p text:style-name="Standard"/>
      <text:p text:style-name="Standard">Classe monitorBox</text:p>
      <text:p text:style-name="Standard">metodi aggiuntivi</text:p>
      <text:list xml:id="list35326319" text:style-name="L3">
        <text:list-item>
          <text:p text:style-name="P3">getDatiSettori //ritorna i dati per settore relativi al concorrente associato</text:p>
        </text:list-item>
      </text:list>
      <text:p text:style-name="Standard"/>
      <text:p text:style-name="Standard">Classe monitorCompetizione</text:p>
      <text:p text:style-name="Standard">metodi aggiuntivi</text:p>
      <text:list xml:id="list35319136" text:style-name="L4">
        <text:list-item>
          <text:p text:style-name="P4">getLog //tiene il log di quello che succede, come l'iscrizione dei box presso la competiz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9T16:08:51.67</dc:date>
    <dc:creator>Famiglia Nesello</dc:creator>
    <meta:editing-duration>PT00H52M09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15" meta:word-count="81" meta:character-count="586"/>
    <meta:user-defined meta:name="Info 1"/>
    <meta:user-defined meta:name="Info 2"/>
    <meta:user-defined meta:name="Info 3"/>
    <meta:user-defined meta:name="Info 4"/>
  </office:meta>
</office:document-meta>
</file>